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f976d" officeooo:paragraph-rsid="000f976d"/>
    </style:style>
    <style:style style:name="P2" style:family="paragraph" style:parent-style-name="Standard">
      <style:paragraph-properties fo:text-align="center" style:justify-single-word="false"/>
      <style:text-properties officeooo:rsid="000f976d" officeooo:paragraph-rsid="000f976d"/>
    </style:style>
    <style:style style:name="P3" style:family="paragraph" style:parent-style-name="Standard">
      <style:text-properties officeooo:rsid="000f976d" officeooo:paragraph-rsid="001144ab"/>
    </style:style>
    <style:style style:name="P4" style:family="paragraph" style:parent-style-name="Standard">
      <style:text-properties officeooo:rsid="000f976d" officeooo:paragraph-rsid="0013828d"/>
    </style:style>
    <style:style style:name="P5" style:family="paragraph" style:parent-style-name="Standard">
      <style:text-properties fo:font-style="italic" officeooo:rsid="000f976d" officeooo:paragraph-rsid="000f976d" style:font-style-asian="italic" style:font-style-complex="italic"/>
    </style:style>
    <style:style style:name="P6" style:family="paragraph" style:parent-style-name="Standard">
      <style:text-properties officeooo:rsid="001144ab" officeooo:paragraph-rsid="000f976d"/>
    </style:style>
    <style:style style:name="P7" style:family="paragraph" style:parent-style-name="Standard">
      <style:text-properties officeooo:rsid="00133868" officeooo:paragraph-rsid="00133868"/>
    </style:style>
    <style:style style:name="P8" style:family="paragraph" style:parent-style-name="Standard">
      <style:text-properties officeooo:rsid="0013828d" officeooo:paragraph-rsid="0013828d"/>
    </style:style>
    <style:style style:name="T1" style:family="text">
      <style:text-properties style:text-position="super 58%"/>
    </style:style>
    <style:style style:name="T2" style:family="text">
      <style:text-properties style:text-position="super 58%" officeooo:rsid="00133868"/>
    </style:style>
    <style:style style:name="T3" style:family="text">
      <style:text-properties officeooo:rsid="001144ab"/>
    </style:style>
    <style:style style:name="T4" style:family="text">
      <style:text-properties style:text-position="sub 58%" officeooo:rsid="001144ab"/>
    </style:style>
    <style:style style:name="T5" style:family="text">
      <style:text-properties style:text-position="0% 100%"/>
    </style:style>
    <style:style style:name="T6" style:family="text">
      <style:text-properties style:text-position="0% 100%" officeooo:rsid="00133868"/>
    </style:style>
    <style:style style:name="T7" style:family="text">
      <style:text-properties style:text-position="0% 100%" officeooo:rsid="001144ab"/>
    </style:style>
    <style:style style:name="T8" style:family="text">
      <style:text-properties style:text-position="0% 100%" officeooo:rsid="0013828d"/>
    </style:style>
    <style:style style:name="T9" style:family="text">
      <style:text-properties officeooo:rsid="0013386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Unitary Symmetric Paths</text:p>
      <text:p text:style-name="P2">by Sven Nilsen, 2020</text:p>
      <text:p text:style-name="P1"/>
      <text:p text:style-name="P5">In this paper I describe unitary symmetric paths.</text:p>
      <text:p text:style-name="P1"/>
      <text:p text:style-name="P1">A unitary symmetric path of `f` by `g` is the inverse of `f`:</text:p>
      <text:p text:style-name="P1"/>
      <text:p text:style-name="P1"><text:tab/>f[g] &lt;=&gt; f<text:span text:style-name="T1">-1</text:span></text:p>
      <text:p text:style-name="P1"/>
      <text:p text:style-name="P7">It follows that `g` is unique, because the inverse of `f` is unique.</text:p>
      <text:p text:style-name="P7"/>
      <text:p text:style-name="P7">Also, it follows that `g<text:span text:style-name="T1">2</text:span> &lt;=&gt; id` and this can be used to find the inverse unitary symmetric path:</text:p>
      <text:p text:style-name="P1"/>
      <text:p text:style-name="P1"><text:tab/><text:span text:style-name="T9">f &lt;=&gt; f</text:span></text:p>
      <text:p text:style-name="P1"><text:tab/><text:span text:style-name="T9">f[id] &lt;=&gt; f</text:span></text:p>
      <text:p text:style-name="P1"><text:tab/><text:span text:style-name="T9">f[g</text:span><text:span text:style-name="T2">2</text:span><text:span text:style-name="T9">] &lt;=&gt; f</text:span></text:p>
      <text:p text:style-name="P1"><text:tab/><text:span text:style-name="T9">f[g][g] &lt;=&gt; f</text:span></text:p>
      <text:p text:style-name="P1"><text:tab/><text:span text:style-name="T9">f</text:span><text:span text:style-name="T2">-1</text:span><text:span text:style-name="T9">[g] &lt;=&gt; f</text:span></text:p>
      <text:p text:style-name="P1"/>
      <text:p text:style-name="P1"><text:span text:style-name="T3">Some examples</text:span>:</text:p>
      <text:p text:style-name="P1"/>
      <text:p text:style-name="P1"><text:tab/><text:span text:style-name="T3">id[id] &lt;=&gt; id</text:span></text:p>
      <text:p text:style-name="P1"><text:tab/>not[not] &lt;=&gt; not</text:p>
      <text:p text:style-name="P1"><text:tab/><text:span text:style-name="T3">inc</text:span><text:span text:style-name="T4">ℤ</text:span><text:span text:style-name="T3">[neg] &lt;=&gt; dec</text:span><text:span text:style-name="T4">ℤ</text:span></text:p>
      <text:p text:style-name="P3"><text:tab/><text:span text:style-name="T3">(· 2){(¬= 0)}[inv] &lt;=&gt; (/ 2){(¬= 0)}</text:span></text:p>
      <text:p text:style-name="P6"><text:span text:style-name="T6"/></text:p>
      <text:p text:style-name="P8"><text:span text:style-name="T5">The two last examples have inverse unitary symmetric paths:</text:span></text:p>
      <text:p text:style-name="P8"><text:span text:style-name="T5"/></text:p>
      <text:p text:style-name="P8"><text:span text:style-name="T7"><text:tab/>dec</text:span><text:span text:style-name="T4">ℤ</text:span><text:span text:style-name="T7">[neg] </text:span><text:span text:style-name="T5">&lt;=&gt; </text:span><text:span text:style-name="T7">inc</text:span><text:span text:style-name="T4">ℤ</text:span></text:p>
      <text:p text:style-name="P4"><text:span text:style-name="T5"><text:tab/></text:span><text:span text:style-name="T7">(/ 2){(¬= 0)}[inv] </text:span><text:span text:style-name="T8">&lt;=&gt; </text:span><text:span text:style-name="T7">(· 2){(¬= 0)}</text:span></text:p>
      <text:p text:style-name="P4"><text:span text:style-name="T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4T15:35:00.881218000</meta:creation-date>
    <dc:date>2020-04-14T16:11:17.801940000</dc:date>
    <meta:editing-duration>PT5M35S</meta:editing-duration>
    <meta:editing-cycles>1</meta:editing-cycles>
    <meta:document-statistic meta:table-count="0" meta:image-count="0" meta:object-count="0" meta:page-count="1" meta:paragraph-count="20" meta:word-count="115" meta:character-count="607" meta:non-whitespace-character-count="500"/>
    <meta:generator>LibreOffice/5.1.2.2$MacOSX_X86_64 LibreOffice_project/d3bf12ecb743fc0d20e0be0c58ca359301eb705f</meta:generator>
  </office:meta>
</office:document-meta>
</file>